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452" officeooo:paragraph-rsid="001094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ÀI 1:</text:p>
      <text:p text:style-name="P1"><text:s text:c="2"/><text:tab/>Chương trình sẽ chạy vô hạn lần. hàm Result sẽ được gọi liên tục in ra toàn 0 các phần tử trong mảng B. </text:p>
      <text:p text:style-name="P1"><text:tab/>Ket qua buoc: 0 0 0 0 0</text:p>
      <text:p text:style-name="P1"><text:tab/>Ket qua buoc: 0 0 0 0 0</text:p>
      <text:p text:style-name="P1"><text:s/><text:tab/>Ket qua buoc: 0 0 0 0 0</text:p>
      <text:p text:style-name="P1"><text:tab/><text:tab/>.</text:p>
      <text:p text:style-name="P1"><text:tab/><text:tab/>.</text:p>
      <text:p text:style-name="P1"><text:tab/><text:tab/>.</text:p>
      <text:p text:style-name="P1"><text:tab/><text:tab/>.<text:tab/></text:p>
      <text:p text:style-name="P1"><text:s text:c="3"/></text:p>
      <text:p text:style-name="P1"/>
      <text:p text:style-name="P1"/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09:39:08.408229951</meta:creation-date>
    <dc:date>2024-04-10T10:03:09.556203325</dc:date>
    <meta:editing-duration>PT49S</meta:editing-duration>
    <meta:editing-cycles>1</meta:editing-cycles>
    <meta:document-statistic meta:table-count="0" meta:image-count="0" meta:object-count="0" meta:page-count="1" meta:paragraph-count="11" meta:word-count="54" meta:character-count="203" meta:non-whitespace-character-count="137"/>
    <meta:generator>LibreOffice/7.3.7.2$Linux_X86_64 LibreOffice_project/30$Build-2</meta:generator>
  </office:meta>
</office:document-meta>
</file>